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1f6ddc" style:font-size-asian="13pt" style:font-name-complex="Sanskrit 2003" style:font-size-complex="13pt"/>
    </style:style>
    <style:style style:name="P2" style:family="paragraph" style:parent-style-name="Text_20_body" style:list-style-name="Numbering_20_5">
      <style:paragraph-properties fo:margin-top="0cm" fo:margin-bottom="0cm" loext:contextual-spacing="false" fo:text-align="start" style:justify-single-word="false"/>
      <style:text-properties style:font-name="Sanskrit 2003" fo:font-size="10pt" officeooo:paragraph-rsid="03aa4083" style:font-size-asian="10pt" style:font-name-complex="Sanskrit 2003" style:font-size-complex="10pt"/>
    </style:style>
    <style:style style:name="P3" style:family="paragraph" style:parent-style-name="Text_20_body">
      <style:paragraph-properties fo:text-align="center" style:justify-single-word="false"/>
      <style:text-properties style:font-name="Sanskrit 2003" fo:font-size="13pt" officeooo:paragraph-rsid="001f6ddc" style:font-size-asian="13pt" style:font-name-complex="Sanskrit 2003" style:font-size-complex="13pt"/>
    </style:style>
    <style:style style:name="P4" style:family="paragraph" style:parent-style-name="Footnote">
      <style:text-properties officeooo:rsid="039f2803" officeooo:paragraph-rsid="039f2803"/>
    </style:style>
    <style:style style:name="P5" style:family="paragraph" style:parent-style-name="Footnote">
      <style:text-properties officeooo:rsid="03a88aa3" officeooo:paragraph-rsid="03a88aa3"/>
    </style:style>
    <style:style style:name="P6" style:family="paragraph" style:parent-style-name="Footnote">
      <style:text-properties officeooo:rsid="03a8ef6b" officeooo:paragraph-rsid="03a8ef6b"/>
    </style:style>
    <style:style style:name="P7" style:family="paragraph" style:parent-style-name="Footnote">
      <style:text-properties officeooo:rsid="03ac2f0a" officeooo:paragraph-rsid="03ac2f0a"/>
    </style:style>
    <style:style style:name="P8" style:family="paragraph" style:parent-style-name="Footnote">
      <style:text-properties officeooo:rsid="03b282a0" officeooo:paragraph-rsid="03b282a0"/>
    </style:style>
    <style:style style:name="P9" style:family="paragraph" style:parent-style-name="Footnote">
      <style:text-properties officeooo:rsid="03b47bac" officeooo:paragraph-rsid="03b47bac"/>
    </style:style>
    <style:style style:name="P10" style:family="paragraph" style:parent-style-name="Footnote">
      <style:text-properties officeooo:rsid="03b90f03" officeooo:paragraph-rsid="03b90f03"/>
    </style:style>
    <style:style style:name="P11" style:family="paragraph" style:parent-style-name="Footnote">
      <style:text-properties officeooo:rsid="03c27834" officeooo:paragraph-rsid="03c27834"/>
    </style:style>
    <style:style style:name="P12" style:family="paragraph" style:parent-style-name="Footnote">
      <style:text-properties officeooo:rsid="03c76bef" officeooo:paragraph-rsid="03c76bef"/>
    </style:style>
    <style:style style:name="T1" style:family="text">
      <style:text-properties officeooo:rsid="039f280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90fda6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background-color="#ffffff" loext:char-shading-value="0"/>
    </style:style>
    <style:style style:name="T6" style:family="text">
      <style:text-properties fo:color="#000000" officeooo:rsid="039f2803" fo:background-color="#ffffff" loext:char-shading-value="0"/>
    </style:style>
    <style:style style:name="T7" style:family="text">
      <style:text-properties fo:color="#000000" officeooo:rsid="0393b8d6" fo:background-color="#ffffff" loext:char-shading-value="0"/>
    </style:style>
    <style:style style:name="T8" style:family="text">
      <style:text-properties fo:color="#000000" officeooo:rsid="039281c8" fo:background-color="#ffffff" loext:char-shading-value="0"/>
    </style:style>
    <style:style style:name="T9" style:family="text">
      <style:text-properties fo:color="#000000" fo:background-color="transparent" loext:char-shading-value="0"/>
    </style:style>
    <style:style style:name="T10" style:family="text">
      <style:text-properties fo:color="#000000" officeooo:rsid="039f2803"/>
    </style:style>
    <style:style style:name="T11" style:family="text">
      <style:text-properties fo:color="#000000" officeooo:rsid="03ca67c3"/>
    </style:style>
    <style:style style:name="T12" style:family="text">
      <style:text-properties fo:color="#000000" officeooo:rsid="03cf471a"/>
    </style:style>
    <style:style style:name="T13" style:family="text">
      <style:text-properties fo:color="#000000" officeooo:rsid="03d07810"/>
    </style:style>
    <style:style style:name="T14" style:family="text">
      <style:text-properties fo:background-color="#ffffff" loext:char-shading-value="0"/>
    </style:style>
    <style:style style:name="T15" style:family="text">
      <style:text-properties officeooo:rsid="03a2cd6e" fo:background-color="#ffffff" loext:char-shading-value="0"/>
    </style:style>
    <style:style style:name="T16" style:family="text">
      <style:text-properties officeooo:rsid="0392f2e0" fo:background-color="#ffffff" loext:char-shading-value="0"/>
    </style:style>
    <style:style style:name="T17" style:family="text">
      <style:text-properties officeooo:rsid="03962883"/>
    </style:style>
    <style:style style:name="T18" style:family="text">
      <style:text-properties officeooo:rsid="0394842b"/>
    </style:style>
    <style:style style:name="T19" style:family="text">
      <style:text-properties officeooo:rsid="03a6f5be"/>
    </style:style>
    <style:style style:name="T20" style:family="text">
      <style:text-properties officeooo:rsid="03980fbb"/>
    </style:style>
    <style:style style:name="T21" style:family="text">
      <style:text-properties officeooo:rsid="03a73aa6"/>
    </style:style>
    <style:style style:name="T22" style:family="text">
      <style:text-properties officeooo:rsid="0398e830"/>
    </style:style>
    <style:style style:name="T23" style:family="text">
      <style:text-properties officeooo:rsid="039c41da"/>
    </style:style>
    <style:style style:name="T24" style:family="text">
      <style:text-properties officeooo:rsid="03a75032"/>
    </style:style>
    <style:style style:name="T25" style:family="text">
      <style:text-properties officeooo:rsid="03a88aa3"/>
    </style:style>
    <style:style style:name="T26" style:family="text">
      <style:text-properties officeooo:rsid="03a8ef6b"/>
    </style:style>
    <style:style style:name="T27" style:family="text">
      <style:text-properties officeooo:rsid="03aa4083"/>
    </style:style>
    <style:style style:name="T28" style:family="text">
      <style:text-properties officeooo:rsid="03ac2f0a"/>
    </style:style>
    <style:style style:name="T29" style:family="text">
      <style:text-properties officeooo:rsid="03ae09d7"/>
    </style:style>
    <style:style style:name="T30" style:family="text">
      <style:text-properties officeooo:rsid="03afef80"/>
    </style:style>
    <style:style style:name="T31" style:family="text">
      <style:text-properties officeooo:rsid="039cd4bd"/>
    </style:style>
    <style:style style:name="T32" style:family="text">
      <style:text-properties officeooo:rsid="03b12389"/>
    </style:style>
    <style:style style:name="T33" style:family="text">
      <style:text-properties officeooo:rsid="03b47bac"/>
    </style:style>
    <style:style style:name="T34" style:family="text">
      <style:text-properties officeooo:rsid="039e4e33"/>
    </style:style>
    <style:style style:name="T35" style:family="text">
      <style:text-properties officeooo:rsid="03b808d2"/>
    </style:style>
    <style:style style:name="T36" style:family="text">
      <style:text-properties officeooo:rsid="03b5cb52"/>
    </style:style>
    <style:style style:name="T37" style:family="text">
      <style:text-properties officeooo:rsid="03b82e1c"/>
    </style:style>
    <style:style style:name="T38" style:family="text">
      <style:text-properties officeooo:rsid="03b90f03"/>
    </style:style>
    <style:style style:name="T39" style:family="text">
      <style:text-properties officeooo:rsid="03bb2740"/>
    </style:style>
    <style:style style:name="T40" style:family="text">
      <style:text-properties officeooo:rsid="03bba3de"/>
    </style:style>
    <style:style style:name="T41" style:family="text">
      <style:text-properties officeooo:rsid="03be72bc"/>
    </style:style>
    <style:style style:name="T42" style:family="text">
      <style:text-properties officeooo:rsid="03bc841c"/>
    </style:style>
    <style:style style:name="T43" style:family="text">
      <style:text-properties officeooo:rsid="03c06479"/>
    </style:style>
    <style:style style:name="T44" style:family="text">
      <style:text-properties officeooo:rsid="03c17a3d"/>
    </style:style>
    <style:style style:name="T45" style:family="text">
      <style:text-properties officeooo:rsid="03c2431a"/>
    </style:style>
    <style:style style:name="T46" style:family="text">
      <style:text-properties officeooo:rsid="03c27834"/>
    </style:style>
    <style:style style:name="T47" style:family="text">
      <style:text-properties officeooo:rsid="03c3f7ca"/>
    </style:style>
    <style:style style:name="T48" style:family="text">
      <style:text-properties officeooo:rsid="03c76bef"/>
    </style:style>
    <style:style style:name="T49" style:family="text">
      <style:text-properties officeooo:rsid="03c85e38"/>
    </style:style>
    <style:style style:name="T50" style:family="text">
      <style:text-properties officeooo:rsid="03c92031"/>
    </style:style>
    <style:style style:name="T51" style:family="text">
      <style:text-properties officeooo:rsid="03ca67c3"/>
    </style:style>
    <style:style style:name="T52" style:family="text">
      <style:text-properties officeooo:rsid="03c9ad5a"/>
    </style:style>
    <style:style style:name="T53" style:family="text">
      <style:text-properties officeooo:rsid="03d07810"/>
    </style:style>
    <style:style style:name="T54" style:family="text">
      <style:text-properties officeooo:rsid="03d1c9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अथ सप्तविंशोऽध्यायः । </text:p>
      <text:p text:style-name="P1"><text:span text:style-name="T2">दीक्षाविधिकथन</text:span><text:span text:style-name="T3">म्</text:span> <text:line-break/>नारद उवाच -</text:p>
      <text:p text:style-name="P1"><text:span text:style-name="T5">वक्ष्ये दीक्षां सर्वदाञ्च मण्डले</text:span><text:span text:style-name="T6">ऽ</text:span><text:span text:style-name="T5">ब्जे हरिं यजेत् । <text:line-break/>दशम्यामुपसंहृत्य</text:span><text:span text:style-name="T5"><text:note text:id="ftn270" text:note-class="footnote"><text:note-citation>1</text:note-citation><text:note-body><text:p text:style-name="P4">संस्कृत्य</text:p></text:note-body></text:note></text:span><text:span text:style-name="T5"> यागद्रव्यं समस्तक</text:span><text:span text:style-name="T7">म्</text:span><text:span text:style-name="T5"> ॥१</text:span><text:span text:style-name="T8">॥</text:span><text:span text:style-name="T9"> </text:span><text:span text:style-name="T14"><text:line-break/>विन्यस्य नारसिंहेन स</text:span><text:span text:style-name="T15">ंम</text:span><text:span text:style-name="T14">न्त्र्य शतवारक</text:span><text:span text:style-name="T16">म्</text:span><text:span text:style-name="T14"> । <text:s/></text:span><text:line-break/>सर्षपांस्तु फडन्तेन रक्षोघ्नान्स<text:span text:style-name="T17">र्व</text:span>तः क्षिपेत् ॥२<text:span text:style-name="T18">॥</text:span> <text:line-break/>शक्तिं सर्वात्म<text:span text:style-name="T19">ि</text:span>कां तत्र न्यसेत्प्रासादरूपिणी<text:span text:style-name="T20">म्</text:span> । <text:s/><text:line-break/>स<text:span text:style-name="T21">र्वौ</text:span>षध<text:span text:style-name="T21">ीः</text:span> समाहृत्य विकिरानभिमन्त्रयेत् ॥३<text:span text:style-name="T20">॥</text:span> <text:line-break/>शतवारं शुभे पात्रे वासुदेवेन साधकः । <text:line-break/>संसाध्य पञ्चगव्यन्तु पञ्चभिर्मूलमू<text:span text:style-name="T21">र्ति</text:span>भिः ॥४<text:span text:style-name="T22">॥</text:span> <text:line-break/>नारायणान्तैः सम्प्रोक्ष्य कुशाग्रैस्तेन तां भुव<text:span text:style-name="T22">म्</text:span> । <text:s/><text:line-break/>विकिरान्वासुदेवेन क्षिपेदुत्तानपाणिना ॥५<text:span text:style-name="T22">॥</text:span> <text:line-break/>त्रिधा पूर्व<text:span text:style-name="T21">ा</text:span>मुखस्तिष्ठन्ध्याय<text:span text:style-name="T21">न्</text:span>विष्णुं तथा हृदि । <text:line-break/>व<text:span text:style-name="T22">र्ध</text:span>न्या सहिते कुम्भे साङ्गं विष्णुं प्रपूजयेत् ॥६<text:span text:style-name="T22">॥</text:span> </text:p>
      <text:p text:style-name="P1">शतवारं मन्त्रयित्वा त्वस्त्रेणैव च व<text:span text:style-name="T21">र्धनीम्</text:span> । <text:s/><text:line-break/>अच्छिन्नधारया सिञ्च<text:span text:style-name="T21">न्नै</text:span>शा<text:span text:style-name="T21">न्य</text:span>न्तं नयेच्च त<text:span text:style-name="T21">ाम्</text:span> ॥७<text:span text:style-name="T23">॥</text:span> <text:line-break/>कल<text:span text:style-name="T21">शं</text:span> पृष्ठतो नीत्वा स्थापयेद्विकिरोपरि । <text:line-break/>संहृत्य विकिरान्द<text:span text:style-name="T24">र्भैः</text:span> कुम्भेशं क<text:span text:style-name="T25">र्क</text:span>रीं यजेत् ॥८<text:span text:style-name="T23">॥</text:span> <text:line-break/>सवस्त्रं<text:note text:id="ftn271" text:note-class="footnote"><text:note-citation>2</text:note-citation><text:note-body><text:p text:style-name="P5">सवस्त्रे</text:p></text:note-body></text:note> पञ्चरत्नाढ्यं खण्डिले पूजयेद्धरि<text:span text:style-name="T25">म्</text:span> । <text:line-break/>अग्नावपि समभ्य<text:span text:style-name="T26">र्च्य</text:span> <text:note text:id="ftn272" text:note-class="footnote"><text:note-citation>3</text:note-citation><text:note-body><text:p text:style-name="Footnote"><text:s/><text:span text:style-name="T26">मन्त्रैः</text:span></text:p></text:note-body></text:note>मन्त्रान्स<text:span text:style-name="T26">न्तर्प्य</text:span> पूर्ववत् ॥९<text:span text:style-name="T23">॥</text:span> <text:line-break/><text:soft-page-break/>प्रक्षाल्य पुण्डरीके<text:span text:style-name="T26">ण</text:span> विलिप्यान्तःसुगन्धिना । <text:line-break/>उखामाज्येन <text:s/>संपू<text:span text:style-name="T26">र्य</text:span> गोक्षीरेण तु साधकः ॥१०<text:span text:style-name="T23">॥</text:span> <text:line-break/><text:note text:id="ftn273" text:note-class="footnote"><text:note-citation>4</text:note-citation><text:note-body><text:p text:style-name="P6">आलोड्य</text:p></text:note-body></text:note>आलोक्य वासुदेवेन <text:s/>ततः सङ्कर्षणेन च । <text:line-break/>तण्डुलानाज्यसंसृष्टान्क्षिपेत्क्षीरे सुसंस्कृते ॥११<text:span text:style-name="T23">॥</text:span> <text:line-break/>प्रद्युम्नेन <text:span text:style-name="T27">समा</text:span>लोड्य दर्व्या सङ्घट्टयेच्छनैः ।<text:line-break/>पक्वमुत्तारयेत्पश्चादनिरुद्धेन देशिकः ॥१२<text:span text:style-name="T23">॥</text:span> <text:line-break/>प्रक्षाल्या<text:span text:style-name="T27">ऽऽ</text:span>लिप्य तत्कु<text:span text:style-name="T27">र्या</text:span>दू<text:span text:style-name="T27">र्ध्व</text:span>पुण्ड्रं तु भस्मना । <text:line-break/>नारायणेन पार्श्वेषु चरुमेवं सुसंस्कृत<text:span text:style-name="T27">म्</text:span> ॥१३<text:span text:style-name="T23">॥</text:span> <text:line-break/>भागमेकं तु देवाय कलशाय द्वितीयक<text:span text:style-name="T27">म्</text:span> । <text:line-break/>तृतीयेन तु भागेन प्रदद्यादाहुतित्रय<text:span text:style-name="T27">म्</text:span> ॥१४<text:span text:style-name="T23">॥</text:span> <text:line-break/>शिष्यैः सह चतुर्थं तु गुरुरद्याद्विशुद्धये । <text:line-break/>नारायणेन स<text:span text:style-name="T27">ंम</text:span>न्त्र्य सप्तधा क्षीरवृक्षजम् ॥१५<text:span text:style-name="T23">॥</text:span> <text:line-break/>दन्तकाष्ठं भक्षयित्वा त्यक्त्वा ज्ञात्वा स्वपातक<text:span text:style-name="T27">म्</text:span> । <text:line-break/>ऐन्द्राग्न्युत्तरक<text:span text:style-name="T27">ै</text:span>शानीमुख<text:span text:style-name="T27">ः</text:span><text:span text:style-name="T27"><text:note text:id="ftn274" text:note-class="footnote"><text:note-citation>5</text:note-citation><text:note-body><text:list xml:id="list1288850351977009008" text:style-name="Numbering_20_5"><text:list-item><text:p text:style-name="P2"><text:s/><text:span text:style-name="T27">मुखं </text:span>पतितमुत्तम<text:span text:style-name="T23">म्</text:span></text:p></text:list-item></text:list></text:note-body></text:note></text:span><text:span text:style-name="T27"> स्नातो ह्यनुत्तमम्</text:span> <text:s/>॥१६<text:span text:style-name="T23">॥</text:span> <text:line-break/>शुभं <text:note text:id="ftn275" text:note-class="footnote"><text:note-citation>6</text:note-citation><text:note-body><text:p text:style-name="Footnote"><text:s/><text:span text:style-name="T28">भं सिद्धमिति</text:span></text:p></text:note-body></text:note>सिंहशतं <text:note text:id="ftn276" text:note-class="footnote"><text:note-citation>7</text:note-citation><text:note-body><text:p text:style-name="Footnote"><text:s/><text:span text:style-name="T28">ज्ञात्वाऽऽचम्य प्राणान्नियम्य च </text:span></text:p></text:note-body></text:note><text:span text:style-name="T28">ज्ञा</text:span>त्वा आचम्याथ प्रविश्य च ।</text:p>
      <text:p text:style-name="P1">पूजागारं <text:note text:id="ftn277" text:note-class="footnote"><text:note-citation>8</text:note-citation><text:note-body><text:p text:style-name="P7">विशेन्मन्त्री</text:p></text:note-body></text:note>न्यसेन्मन्त्री प्रा<text:span text:style-name="T28">र्थ्य</text:span> विष्णुं प्रदक्षिण<text:span text:style-name="T28">म्</text:span> ॥१७<text:span text:style-name="T23">॥</text:span> <text:line-break/>संसारार्णवमग्नानां पशूनां पाशमुक्तये ।<text:line-break/>त्वमेव शरणं देव सदा त्वं भक्तवत्सल ॥१८<text:span text:style-name="T23">॥</text:span> <text:line-break/>देवदेवानुजानीहि प्राकृतैः पाशबन्धनैः ।<text:line-break/>पाशितान्मोचयिष्यामि त्वत्प्रसादात् पशूनिमान् ॥१९<text:span text:style-name="T23">॥</text:span> <text:line-break/><text:soft-page-break/>इति विज्ञाप्य देवेशं सम्प्रविश्य पशूंस्ततः । <text:line-break/>धारणाभिस्तु संशोध्य पू<text:span text:style-name="T29">र्व</text:span>ज्ज्वलनादिना ॥२०<text:span text:style-name="T23">॥</text:span> <text:line-break/>संस्कृत्य, मू<text:span text:style-name="T29">र्त्या</text:span> संयोज्य <text:s/>नेत्रे ब<text:span text:style-name="T29">द्ध्वा</text:span> प्रदर्शयेत् ।<text:line-break/>पुष्पपूर्णाञ्जलींस्तत्र क्षिपेत्तन्नाम योजयेत् ॥२१<text:span text:style-name="T23">॥</text:span> <text:line-break/>अमन्त्रम<text:span text:style-name="T30">र्च</text:span>नं तत्र पू<text:span text:style-name="T30">र्व</text:span>वत् कारयेत्क्रमात् । <text:s/><text:line-break/>यस्यां मू<text:span text:style-name="T30">र्तौ</text:span> पतेत्पुष्पं तस्य तन्नाम नि<text:span text:style-name="T30">र्दि</text:span>शेत् ॥२२<text:span text:style-name="T23">॥</text:span> <text:line-break/>शिखान्तस<text:span text:style-name="T30">ंमि</text:span>तं सूत्रं पादाङ्गुष्ठादि षड्गुण<text:span text:style-name="T30">म्</text:span> । <text:line-break/>कन्यासु क<text:span text:style-name="T30">र्ति</text:span>तं रक्तं <text:s/>पुनस्तत्त्रिगुणीकृतम् ॥२३<text:span text:style-name="T31">॥</text:span> <text:line-break/>यस्यां संलीयते विश्वं यतो विश्वं प्रसूयते ।<text:line-break/>प्रकृतिं प्रक्रियाभेदैः संस्थितां तत्र चिन्तयेत् ॥२४<text:span text:style-name="T31">॥</text:span> <text:line-break/>तेन प्राकृतिकान्पाशान् ग्रथित्वा तत्त्वसङ्ख्यया <text:s/>। <text:s/><text:line-break/>कृत्वा शरावे तत्सूत्रं कुण्डपार्श्वे निधाय तु <text:s/>॥२५<text:span text:style-name="T31">॥</text:span> <text:line-break/>ततस्तत्त्वानि सर्वाणि ध्यात्वा शिष्यतनौ न्यसेत् । <text:s/><text:line-break/>सृष्टिक्रमात्प्रकृत्यादिपृथिव्यन्तानि देशिकः ॥२६<text:span text:style-name="T31">॥</text:span> <text:line-break/><text:span text:style-name="T30">त्रे</text:span>धा <text:span text:style-name="T30">वा</text:span> प<text:span text:style-name="T30">ञ्च</text:span>धा <text:span text:style-name="T30">वा</text:span> स्याद्दशद्वादशधा<text:span text:style-name="T30">ऽ</text:span>पि वा <text:s/>। </text:p>
      <text:p text:style-name="P1"><text:span text:style-name="T30">दा</text:span>तव्यः स<text:span text:style-name="T30">र्व</text:span>भेदेन ग्रथितस्तत्त्वचिन्तकैः ॥२७<text:span text:style-name="T31">॥</text:span> <text:line-break/>अङ्गैः पञ्चभिर<text:span text:style-name="T30">स्त्रान्तं</text:span> निखिलं <text:span text:style-name="T30">प्र</text:span>कृतिक्रमात् । <text:s/><text:line-break/>तन्मात्रात्मनि संहृत्य मायासूत्रे पशोस्तनौ ॥२८<text:span text:style-name="T31">॥</text:span> <text:line-break/>प्रकृतिर्लिङ्गशक्तिश्च क<text:span text:style-name="T30">र्ता</text:span> बुद्धिस्तथा मनः । <text:line-break/>पञ्चतन्मात्रबुद्ध्याख्यं <text:note text:id="ftn278" text:note-class="footnote"><text:note-citation>9</text:note-citation><text:note-body><text:p text:style-name="Footnote"><text:s/><text:span text:style-name="T30">पञ्चाङ्गं</text:span></text:p></text:note-body></text:note>क<text:span text:style-name="T30">र्मा</text:span>ख्यं भूतपञ्चक<text:span text:style-name="T32">म्</text:span> ॥२९<text:span text:style-name="T31">॥</text:span> <text:line-break/>ध्यायेच्च द्वादशात्मानं सूत्रे देहे तथेच्छया । <text:s/><text:line-break/>हुत्वा सम्पातविधिना सृष्टेः सृष्टिक्रमेण तु ॥३०<text:span text:style-name="T31">॥</text:span> <text:line-break/><text:soft-page-break/>एकैकं शतहोमेन दत्त्वा पूर्णाहुतिं ततः । <text:line-break/>शरावे स<text:span text:style-name="T32">ंपु</text:span>टीकृत्य कुम्भेशाय निवेदयेत् ॥३१<text:span text:style-name="T31">॥</text:span> <text:line-break/>अधिवास्य यथान्यायं भक्तं शिष्यं तु दीक्षयेत् । <text:line-break/>करणीं क<text:span text:style-name="T32">र्त</text:span>रीं <text:span text:style-name="T32">चा</text:span>पि <text:s/>रजांसि खटिकामपि ॥३२<text:span text:style-name="T31">॥</text:span> <text:line-break/>अन्यदप्युपयोगि स्यात्सर्वं <text:note text:id="ftn279" text:note-class="footnote"><text:note-citation>10</text:note-citation><text:note-body><text:p text:style-name="P8">तद्वायुगोचरे</text:p></text:note-body></text:note>तद्वा<text:span text:style-name="T32">म</text:span>गोचरे । <text:line-break/>संस्थाप्य मूलमन्त्रेण परामृश्याधिवासयेत् ॥३३<text:span text:style-name="T31">॥</text:span> <text:line-break/>नमो भूतेभ्यश्च बलिः कुशे<text:note text:id="ftn280" text:note-class="footnote"><text:note-citation>11</text:note-citation><text:note-body><text:p text:style-name="P8">कुशे देयः</text:p></text:note-body></text:note> शेते स्मरन् हरि<text:span text:style-name="T31">म्</text:span> ।<text:line-break/>मण्डपं भूषयित्वा<text:span text:style-name="T33">ऽ</text:span>थ वितानघटलड्डुकैः <text:s/>॥३४<text:span text:style-name="T34">॥</text:span> <text:line-break/>मण्डलेथ यजेद्विष्णुं ततः सन्तर्प्य पाव<text:span text:style-name="T33">कम्</text:span> । <text:line-break/>आहूय दीक्षयेच्छिष्यान्बद्धपद्मासनस्थितान् ॥३५<text:span text:style-name="T34">॥</text:span> <text:line-break/>सम्प्रोक्ष्य विष्णुहस्तेन मू<text:span text:style-name="T33">र्धा</text:span>नं स्पृश्य वै क्रमात् । <text:line-break/>प्रकृत्यादिविकृत्यन्तां साधिभूताधिदैवता<text:span text:style-name="T33">म्</text:span> ॥३६<text:span text:style-name="T34">॥</text:span> <text:line-break/>सृष्टिमाध्यात्मिकीं कृत्वा हृदि तां संहरेत्क्रमात् । <text:line-break/>तन्मात्रभूतां सकलां जीवेन समतां गता<text:span text:style-name="T33">म्</text:span> ॥३७<text:span text:style-name="T34">॥</text:span> <text:line-break/>ततः सम्प्रार्थ्य कम्भेशं सूत्रं सं<text:span text:style-name="T33">स्कृ</text:span>त्य देशिकः । <text:s/></text:p>
      <text:p text:style-name="P1">अग्नेः समीपमागत्य पार्श्वे तं सन्निवेश्य तु ॥३८<text:span text:style-name="T34">॥</text:span> <text:line-break/>मूलमन्त्रेण सृष्टीशमाहुतीनां शतेन त<text:span text:style-name="T33">म्</text:span> । <text:line-break/>उदासीनमथा<text:span text:style-name="T33">ऽऽ</text:span>साद्य पूर्णाहुत्या च देशिकः ॥३९<text:span text:style-name="T34">॥</text:span> <text:line-break/>शुक्लं रजः समादाय मूलेन शतमन्त्रित<text:span text:style-name="T33">म्</text:span> । <text:line-break/>सन्ताड्य हृदयन्तेन हुंफट्कारान्तसंयुतैः ॥४०<text:span text:style-name="T34">॥</text:span> <text:line-break/>वियोगपदसंयुक्तै<text:span text:style-name="T33">र्बी</text:span>जैः पदादिभिः क्रमात् । <text:line-break/><text:soft-page-break/>पृथिव्यादीनि तत्त्वानि <text:note text:id="ftn281" text:note-class="footnote"><text:note-citation>12</text:note-citation><text:note-body><text:p text:style-name="P9">विश्लेष्य</text:p></text:note-body></text:note>विश्लिष्य जुहुयात्ततः ॥४१<text:span text:style-name="T34">॥</text:span> <text:line-break/>वह्नावखिलतत्त्वानामालये व्याहृते हरौ ।<text:line-break/>नीयमानं क्रमात्सर्वं <text:span text:style-name="T35">त</text:span>त<text:span text:style-name="T33">्त्वाधारं</text:span> स्मरेद्बुधः ॥४२<text:span text:style-name="T34">॥</text:span> <text:line-break/>ताडनेन वियोज्यैव<text:span text:style-name="T33">मा</text:span>दाया<text:span text:style-name="T33">ऽऽ</text:span>पाद्य शाम्यता<text:span text:style-name="T33">म्</text:span> । <text:line-break/>प्रकृत्या<text:span text:style-name="T36">ऽऽ</text:span>हृत्य जुहुयाद्यथोक्ते जातवेदसि ॥४३<text:span text:style-name="T34">॥</text:span> <text:line-break/>गर्भाधानं जातकर्म भोगञ्चैव लय<text:span text:style-name="T36">ं त</text:span>था । <text:line-break/><text:span text:style-name="T36">कृ</text:span>त्वा<text:span text:style-name="T37">ऽ</text:span>ष्टौ तत्र तत्रैव ततः <text:span text:style-name="T36">शुद्धं तु</text:span> होमयेत् ॥४४<text:span text:style-name="T34">॥</text:span> <text:line-break/>शुद्धं तत्त्वं समुद्धृत्य पूर्णाहुत्या तु देशिकः । <text:line-break/>स<text:span text:style-name="T38">ंधये</text:span>येद्द्वि परे तत्त्वे यावदव्या<text:span text:style-name="T38">कृ</text:span>तं क्रमात् ॥४५<text:span text:style-name="T34">॥</text:span> <text:line-break/>तत्परं ज्ञानयोगेन विलाप्य परमात्मनि । <text:s/><text:line-break/>विमुक्तबन्धनं जीवं परस्मिन्नव्यये पदे ॥४६<text:span text:style-name="T34">॥</text:span> <text:line-break/>निवृत्तं परमानन्दे शुद्धे बुद्धे स्मरेद्बुधः । <text:line-break/>दद्यात्पूर्णाहुतिं पश्चादेवं दीक्षा समाप्यते ॥४७<text:span text:style-name="T1">॥</text:span> <text:line-break/>प्रयोगमन्त्रान्वक्ष्यामि यैर्द्दीक्षाहोमसंलयः । <text:s/><text:line-break/><text:span text:style-name="T38">ॐ</text:span> यं भूतानि विशुद्धं हुं फट् ॥४८<text:span text:style-name="T1">॥</text:span> <text:line-break/>अनेन ताडनं कुर्याद्वियोजनमिह द्वय<text:span text:style-name="T38">म्</text:span> <text:span text:style-name="T38">।</text:span><text:line-break/><text:span text:style-name="T38">ॐ</text:span> यं भूतान्यापातये<text:span text:style-name="T38">ऽ</text:span>ह<text:span text:style-name="T38">म्</text:span> ॥४९<text:span text:style-name="T1">॥</text:span> <text:line-break/>आदानं कृत्वा चानेन प्रकृत्या योजनं शृणु । <text:s/></text:p>
      <text:p text:style-name="P1"><text:span text:style-name="T38">ॐ</text:span> यं भूतानि पुंश्च<text:note text:id="ftn282" text:note-class="footnote"><text:note-citation>13</text:note-citation><text:note-body><text:p text:style-name="P10">पुंश्चाहो</text:p></text:note-body></text:note> ॥५०<text:span text:style-name="T1">॥</text:span> <text:line-break/>होममन्त्रं प्रवक्ष्यामि ततः पूर्णाहुतेर्मनु<text:span text:style-name="T38">म्</text:span> <text:span text:style-name="T39">।</text:span><text:line-break/><text:span text:style-name="T38">ॐ</text:span> भूतानि संहर स्वाहा <text:s/>॥५१<text:span text:style-name="T1">॥</text:span> </text:p>
      <text:p text:style-name="P1"><text:soft-page-break/><text:span text:style-name="T40">ॐ</text:span> अं ओं नमो भगवते वासुदेवाय वौषट् ।<text:line-break/>पूर्णाहुत्यनन्तरे तु तद्वै शिष्यन्तु साधयेत् <text:s/>॥५२॥ <text:line-break/>एवं तत्त्वानि सर्वाणि क्रमात्संशोधयेद् बुधः<text:span text:style-name="T40">।</text:span><text:line-break/>नमोन्तेन स्ववीजेन ताडनादिपुरःसरम् ॥५३<text:span text:style-name="T1">॥</text:span> <text:line-break/><text:span text:style-name="T40">ॐ</text:span> <text:span text:style-name="T40">रां</text:span> क<text:span text:style-name="T40">र्मे</text:span>न्द्रियाणि , <text:span text:style-name="T40">ॐ</text:span> दें बुद्धीन्द्रियाणि ।<text:line-break/>यं<text:span text:style-name="T40">बी</text:span>जेन समानन्तु ताडनादिप्रयोगकम् ॥५४<text:span text:style-name="T1">॥</text:span><text:line-break/><text:span text:style-name="T40">ॐ</text:span> सुं <text:span text:style-name="T40">तं गन्ध</text:span>तन्मात्रे <text:span text:style-name="T41">बिम्बं युङ्क्ष्व</text:span> हुं फट् ।</text:p>
      <text:p text:style-name="P1"><text:span text:style-name="T42">ॐ</text:span> स<text:span text:style-name="T41">ं पा</text:span>हि हा<text:span text:style-name="T41">ं</text:span> <text:span text:style-name="T42">ॐ</text:span> <text:span text:style-name="T41">स्वं</text:span> <text:span text:style-name="T41">स्वं</text:span> <text:span text:style-name="T41">युङ्क्ष्व</text:span> प्रकृत्या <text:span text:style-name="T41">अम्</text:span> । </text:p>
      <text:p text:style-name="P1"><text:span text:style-name="T41">जं</text:span> हुं गन्धतन्मात्रे संहर स्वाहा <text:span text:style-name="T41">॥५५॥</text:span><text:line-break/>ततः पूर्णाहुतिश्चैवमुत्तरेषु प्रयुज्यते । <text:span text:style-name="T41">ॐ</text:span> रां रसतन्मात्रे । <text:span text:style-name="T41">ॐ</text:span> <text:span text:style-name="T41">मौ</text:span> रूपतन्मात्रे ।</text:p>
      <text:p text:style-name="P1"><text:s/><text:span text:style-name="T41">ॐ रं वं </text:span><text:s/>स्पर्शतन्मात्रे । <text:span text:style-name="T41">ॐ</text:span> <text:span text:style-name="T41">यं</text:span> शब्दतन्मात्रे । <text:span text:style-name="T41">ॐ</text:span> भं नमः । <text:span text:style-name="T43">ॐ</text:span> <text:span text:style-name="T43">मौ</text:span> अहङ्कारः । <text:span text:style-name="T44">ॐ</text:span> नं बुद्ध<text:span text:style-name="T43">ौ</text:span> । <text:span text:style-name="T43">ॐ</text:span> <text:span text:style-name="T43">ॐ</text:span> प्रकृत<text:span text:style-name="T43">ौ</text:span> ॥५<text:span text:style-name="T45">६॥</text:span> <text:line-break/>एकमू<text:span text:style-name="T43">र्ता</text:span>वयं प्रोक्तो दीक्षायोगः समासतः । <text:line-break/>एवमेव प्रयोगस्तु नवव्यूहादिके स्मृतः ॥५<text:span text:style-name="T45">७॥</text:span> <text:line-break/>दग्ध<text:span text:style-name="T43">्वा </text:span>परस्मिन्सन्दध्यान्निर्वाणे प्रकृति<text:span text:style-name="T43">ं न</text:span>रः । <text:line-break/>शोधयित्वा<text:span text:style-name="T44">ऽ</text:span>थ भ<text:span text:style-name="T44">ू</text:span>तानि क<text:span text:style-name="T44">र्माक्षाणि</text:span> विशोधयेत् ॥५<text:span text:style-name="T45">८॥</text:span> <text:line-break/>बु<text:span text:style-name="T45">द्ध्यक्षाण्यथ तन्मात्रं मनो ज्ञानमहङ्कृतिम् ।</text:span></text:p>
      <text:p text:style-name="P1"><text:span text:style-name="T45">लिङ्गात्मानं</text:span> विशोध्यान्ते प्रकृतिं शोधायेत्पुनः ॥५९<text:span text:style-name="T1">॥</text:span> </text:p>
      <text:p text:style-name="P1">पुरुषं प्राकृतं शुद्धम<text:span text:style-name="T45">ै</text:span>श्वरे धाम्नि संस्थित<text:span text:style-name="T45">म् ।</text:span><text:line-break/>स्वगोचरीकृताशेषभोग<text:span text:style-name="T46">ं </text:span><text:span text:style-name="T46"><text:note text:id="ftn283" text:note-class="footnote"><text:note-citation>14</text:note-citation><text:note-body><text:p text:style-name="P11">भुक्त्वा</text:p></text:note-body></text:note></text:span>मुक्तौ कृतास्पद<text:span text:style-name="T46">म्</text:span> ॥६०<text:span text:style-name="T1">॥</text:span><text:line-break/>ध्यायन्पूर्णाहुतिं दद्याद्दीक्षेयं <text:note text:id="ftn284" text:note-class="footnote"><text:note-citation>15</text:note-citation><text:note-body><text:p text:style-name="Footnote"><text:s/><text:span text:style-name="T46">साधके स्मृत्वा</text:span></text:p></text:note-body></text:note>त्वधिकारिणी <text:span text:style-name="T46">।</text:span><text:line-break/>अङ्गैराराध्य मन्त्रस्य नीत्वा तत्त्वगणं सम<text:span text:style-name="T46">म्</text:span> ॥६१<text:span text:style-name="T1">॥</text:span><text:line-break/>क्रमादेवं विशोध्यान्ते सर्वसिद्धिसमन्वित<text:span text:style-name="T46">म् ।</text:span> <text:line-break/><text:soft-page-break/>ध्यायन्पूर्णाहुतिं दद्या<text:span text:style-name="T46">द्दी</text:span>क्षेयं साधके स्मृता ॥६<text:span text:style-name="T46">२॥</text:span><text:line-break/>द्रव्यस्य वा न सम्पत्तिरशक्तिर्वा<text:span text:style-name="T46">ऽऽ</text:span>त्मनो यदि <text:span text:style-name="T47">।</text:span><text:line-break/>इष्ट्वा देवं यथापूर्वं सर्वोपकरणान्वित<text:span text:style-name="T46">ः</text:span>॥६<text:span text:style-name="T47">३॥</text:span><text:line-break/>सद्यो<text:span text:style-name="T47">ऽ</text:span>धिवास्य द्वादश्यां दीक्षयेद्देशिकोत्तमः <text:span text:style-name="T47">।</text:span><text:line-break/>भक्तो विनीतः शारीरैर्गुणैः सर्वैः समन्वितः॥६<text:span text:style-name="T47">४॥</text:span> <text:line-break/>शिष्यो नातिधनी यस्तु स्थण्डिले<text:span text:style-name="T48">ऽ</text:span>भ्य<text:span text:style-name="T48">र्च्य</text:span> दीक्षयेत् <text:s/><text:span text:style-name="T48">।</text:span><text:line-break/>अध्वानं निखिलं दैवं <text:s/>भौतं वा<text:span text:style-name="T48">ऽ</text:span>ध्यात्मिकीकृत<text:span text:style-name="T48">म्</text:span> <text:s/>॥६<text:span text:style-name="T48">५॥</text:span><text:line-break/>सृष्टिक्रमेण शिष्यस्य देहे ध्यात्वा तु देशिकः <text:span text:style-name="T48">।</text:span> <text:line-break/>अष्टाष्टाहुतिभिः पूर्वं क्रमात्सन्तर्प्य सृष्टिमान् ॥६<text:span text:style-name="T48">६॥</text:span> <text:line-break/>स्वमन्त्रैर्वासुदेवादी<text:span text:style-name="T48">ञ्ज्वल</text:span>नादीन्विसर्जयेत् <text:span text:style-name="T48">।</text:span><text:span text:style-name="T48"><text:note text:id="ftn285" text:note-class="footnote"><text:note-citation>16</text:note-citation><text:note-body><text:p text:style-name="P12">स्वमन्त्रैर्वासुदेवादी<text:span text:style-name="T49">ञ्जन</text:span>नादीन्वि<text:span text:style-name="T49">व</text:span>र्जयेत्</text:p></text:note-body></text:note></text:span><text:line-break/>होमेन शोधयेत्पश्चात्संहारक्रमयोगतः ॥६२<text:span text:style-name="T1">॥</text:span> <text:line-break/>य<text:span text:style-name="T50">ा</text:span>नि सूत्राणि बद्धानि मुक्त्वा कर्माणि देशिकः <text:span text:style-name="T51">।</text:span><text:line-break/>शिष्यदेहात्समाहृत्य क्रमात्तत्त्वानि शोधयेत् ॥६३<text:span text:style-name="T1">॥</text:span> <text:s text:c="2"/><text:line-break/>अग्नौ प्राकृतिके विष्णौ लयं नीत्वा<text:span text:style-name="T52">ऽऽ</text:span>धिदैविके <text:span text:style-name="T51">।</text:span><text:line-break/>शुद्धं तत्त्वमशुद्धेन पूर्णाहुत्या तु साधयेत् <text:s/>॥६४<text:span text:style-name="T1">॥</text:span> <text:s/><text:line-break/>शिष्ये प्रकृतिमापन्ने दग्ध्वा प्राकृतिकान् गुणान् </text:p>
      <text:p text:style-name="P3">म<text:span text:style-name="T51">ो</text:span>चयेदधिकारे वा नियुञ्ज्याद्देशिकः शिशून् <text:s/>॥६५<text:span text:style-name="T1">॥</text:span> <text:line-break/>अथान्या<text:span text:style-name="T51">ं</text:span> शक्तिदीक्षां वा कु<text:span text:style-name="T51">र्याद्</text:span>भावे स्थितो गुरुः <text:span text:style-name="T51">।</text:span><text:line-break/>भक्त्या सम्प्रतिपन्नानां यतीनां नि<text:span text:style-name="T51">र्ध</text:span>नस्य च ॥६६<text:span text:style-name="T1">॥</text:span> <text:line-break/>सम्पूज्य स्थण्डिले विष्णुं पार्श्वस्थं स्थाप्य पुत्रक<text:span text:style-name="T51">म्</text:span> <text:span text:style-name="T51">।</text:span><text:line-break/><text:span text:style-name="T4">देवताभिमुखः शिष्यस्तिर्यगास्यः स्वयं स्थितः ॥६७</text:span><text:span text:style-name="T10">॥</text:span><text:span text:style-name="T4"> <text:line-break/>अध्वानं निखिलं ध्यात्वा पर्वभिः स्वैर्विकल्पित</text:span><text:span text:style-name="T11">म्</text:span><text:span text:style-name="T4"> </text:span><text:span text:style-name="T11">।</text:span><text:span text:style-name="T4"><text:line-break/></text:span><text:soft-page-break/><text:span text:style-name="T4">शिष्यदेहे तथा देवमाधिदैविकयाचन</text:span><text:span text:style-name="T11">म्</text:span><text:span text:style-name="T4"> ॥६८</text:span><text:span text:style-name="T10">॥</text:span><text:span text:style-name="T4"> <text:line-break/>ध्यानयोगेन सञ्चिन्त्य पूर्ववत्ताडनादिना </text:span><text:span text:style-name="T12">।</text:span><text:span text:style-name="T4"><text:line-break/>क्रमात्तत्त्वानि सर्वाणि शोधयेत्स्थण्डिले हरौ ॥६९</text:span><text:span text:style-name="T10">॥</text:span><text:span text:style-name="T4"> <text:line-break/>ताडनेन वियोज्याथ गृहीत्वा</text:span><text:span text:style-name="T12">ऽऽ</text:span><text:span text:style-name="T4">त्मनि तत्प</text:span><text:span text:style-name="T13">ुनः</text:span><text:span text:style-name="T4"> </text:span><text:span text:style-name="T13">।</text:span><text:line-break/>देवे संयोज्य संशोध्य गृहीत्वा तत्स्वभावतः<text:span text:style-name="T4"> ॥७०</text:span><text:span text:style-name="T10">॥</text:span> <text:line-break/>आनीय <text:note text:id="ftn0" text:note-class="footnote"><text:note-citation>17</text:note-citation><text:note-body><text:p text:style-name="Footnote"><text:s/><text:span text:style-name="T53">शुद्धतत्त्वेन</text:span></text:p></text:note-body></text:note>शुद्धभावेन सन्धयित्वा क्रमेण तु <text:span text:style-name="T53">।</text:span><text:line-break/>शोधये<text:span text:style-name="T53">द्ध्या</text:span>नयोगेन सर्व<text:span text:style-name="T53">त्रोत्ता</text:span>नमुद्रया ॥७१<text:span text:style-name="T1">॥</text:span> <text:line-break/>शुद्धेषु सर्वतत्त्वेषु प्रधाने चेश्वरे स्थिते <text:span text:style-name="T53">।</text:span><text:line-break/>दग्ध्वा निर्वापयेच्छिष्यान् पदे चैशे नियोजयेत् ॥७२<text:span text:style-name="T1">॥</text:span> <text:line-break/>निनयेत् सिद्धिमार्गे वा साधकं देशिकोत्तमः <text:span text:style-name="T53">।</text:span><text:line-break/>एवमेवाधिकारस्थो गृही कर्म्मण्यतन्द्रितः ॥७३<text:span text:style-name="T1">॥</text:span> <text:line-break/>आत्मानं शोधयंस्तिष्ठेद्यावद्रागक्षयो भवेत् <text:line-break/>क्षीणरागमथा<text:span text:style-name="T54">ऽऽ</text:span>त्मानं ज्ञात्वा संशुद्धकिल्<text:span text:style-name="T54">बि</text:span>षः ॥७४<text:span text:style-name="T1">॥</text:span> <text:line-break/>आरोप्य पुत्रे शिष्ये वा ह्यधिकारन्तु संयमी <text:span text:style-name="T53">।</text:span><text:line-break/>दग्ध्वा मायामयं पाशं प्रव्रज्य स्वात्मनि स्थितः ॥७५<text:span text:style-name="T1">॥</text:span> <text:s text:c="2"/><text:line-break/>शरीरपातमाकाङ्क्षन्नासीताव्यक्तलिङ्गवान् ॥७६<text:span text:style-name="T1">॥</text:span> </text:p>
      <text:p text:style-name="P1">इत्यादिमहापुराणे आग्नेये सर्वदीक्षाकथनं नाम सप्तविंशो<text:span text:style-name="T1">ऽ</text:span>ध्यायः 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5" style:display-name="Numbering 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i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1:27:21.313211269</meta:creation-date>
    <dc:date>2017-04-10T11:27:55.642697975</dc:date>
    <meta:editing-duration>PT2S</meta:editing-duration>
    <meta:editing-cycles>1</meta:editing-cycles>
    <meta:document-statistic meta:table-count="0" meta:image-count="0" meta:object-count="0" meta:page-count="8" meta:paragraph-count="33" meta:word-count="921" meta:character-count="4323" meta:non-whitespace-character-count="3267"/>
    <meta:generator>LibreOffice/5.1.6.2$Linux_X86_64 LibreOffice_project/10m0$Build-2</meta:generator>
  </office:meta>
</office:document-meta>
</file>